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2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_3_D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1" calcext:value-type="float">
            <text:p>1</text:p>
          </table:table-cell>
          <table:table-cell table:style-name="ce47"/>
          <table:table-cell table:style-name="ce26" table:formula="of:=[.B52]*[.C5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58]*[.C58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77]*[.C77]*[.D77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COM.MICROSOFT.IFS([$Настройки.B2]=[$БД.A7];1;1;0)" office:value-type="float" office:value="1" calcext:value-type="float">
            <text:p>1</text:p>
          </table:table-cell>
          <table:table-cell table:style-name="ce47"/>
          <table:table-cell table:style-name="ce26" table:formula="of:=[.B79]*[.C79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IF([$Расчёты.B17]&gt;=300;3;2)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8T17:44:14.355000000</dc:date>
    <meta:editing-duration>P5DT7H40M30S</meta:editing-duration>
    <meta:editing-cycles>179</meta:editing-cycles>
    <meta:generator>LibreOffice/7.1.4.2$Windows_X86_64 LibreOffice_project/a529a4fab45b75fefc5b6226684193eb000654f6</meta:generator>
    <meta:document-statistic meta:table-count="7" meta:cell-count="901" meta:object-count="0"/>
  </office:meta>
</office:document-meta>
</file>